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C3000000F8BAD2BB5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_20_indent_20_Organon">
      <style:text-properties fo:font-size="14pt" style:font-size-asian="14pt" style:font-size-complex="14pt"/>
    </style:style>
    <style:style style:name="T1" style:family="text">
      <style:text-properties fo:color="#ff0000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 xlink:href="Pictures/10000201000000C3000000F8BAD2BB5A.png" xlink:type="simple" xlink:actuate="onLoad" style:position="top right" style:repeat="no-repeat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OrgInnerSec0">
        <text:section text:style-name="Sect2" text:name="Bereich4">
          <text:h text:style-name="Heading_20_1" text:outline-level="1">Organon Manual</text:h>
          <text:p text:style-name="Text_20_body"/>
          <text:p text:style-name="Text_20_body_20_indent_20_Organon">Extension for LibreOffice (LO) and OpenOffice (OO)</text:p>
          <text:p text:style-name="Text_20_body_20_indent_20_Organon">tested with Win7 (LO 4.2.0.4 and OO 4.0.1) and Ubuntu 13.10 (LO 4.2.0.4), not tested with OSX </text:p>
          <text:p text:style-name="Text_20_body_20_indent_20_Organon"/>
          <text:p text:style-name="Text_20_body_20_indent_20_Organon"/>
          <text:p text:style-name="Text_20_body_20_indent_20_Organon"><text:span text:style-name="T1">Please note</text:span>: This is a beta version.</text:p>
          <text:p text:style-name="Text_20_body_20_indent"/>
          <text:p text:style-name="Text_20_body_20_indent"/>
          <text:p text:style-name="P1">Organon is an organisation </text:p>
          <text:p text:style-name="P1">and navigation-tool for </text:p>
          <text:p text:style-name="P1">OpenOffice and LibreOffice. </text:p>
          <text:p text:style-name="P1"/>
          <text:p text:style-name="P1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/>
          <text:p text:style-name="Text_20_body_20_indent"><text:s/></text:p>
          <text:p text:style-name="Text_20_body_20_indent_20_Organon">The source code of Organon can be found at:</text:p>
          <text:p text:style-name="Text_20_body_20_indent_20_Organon"><text:tab/><text:a xlink:type="simple" xlink:href="https://github.com/XRoemer/Organon" text:style-name="Internet_20_link" text:visited-style-name="Visited_20_Internet_20_Link">https://github.com/XRoemer/Organon</text:a></text:p>
          <text:p text:style-name="Text_20_body_20_indent_20_Organon">Known issues are listed here:</text:p>
          <text:p text:style-name="Text_20_body_20_indent_20_Organon"><text:tab/><text:a xlink:type="simple" xlink:href="https://github.com/XRoemer/Organon/issues" text:style-name="Internet_20_link" text:visited-style-name="Visited_20_Internet_20_Link">https://github.com/XRoemer/Organon/issues</text:a></text:p>
        </text:section>
        <text:p text:style-name="Text_20_body_20_indent_20_Organon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Text_20_body_20_indent_20_Organon" style:display-name="Text body indent Organon" style:family="paragraph" style:parent-style-name="Text_20_body_20_indent" style:class="text">
      <style:paragraph-properties fo:line-height="150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1" meta:paragraph-count="12" meta:word-count="59" meta:character-count="423" meta:non-whitespace-character-count="368"/>
    <dc:date>2014-07-09T21:57:33.466000000</dc:date>
    <meta:editing-duration>P0D</meta:editing-duration>
    <meta:editing-cycles>1</meta:editing-cycles>
    <meta:generator>LibreOffice/4.2.5.2$Windows_x86 LibreOffice_project/61cb170a04bb1f12e77c884eab9192be736ec5f5</meta:generator>
  </office:meta>
</office:document-meta>
</file>